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LENGUAJES DE PROGRAMACIÓN:</text:p>
      <text:p text:style-name="Text_20_body">JAVA : Es un lenguaje de programación orientado a objetos. Las principales características de este lenguaje son que permite a los desarrolladores escribir sus aplicaciones una única vez y estas podrán ser ejecutadas en cualquier equipo o dispositivo sin importar el sistema operativo y que maneja el almacenamiento automáticamente. Este lenguaje se utiliza para todo tipo de aplicaciones (procesadores de texto, juegos , herramientas educativas, de mensajería y aplicaciones) Java no admite la herencia múltiple, solo se puede usar la herencia múltiple por medio de interfaces. Java depende de una máquina virtual para poder ser ejectuado.</text:p>
      <text:p text:style-name="Text_20_body">PYTHON : Es un lenguaje de programación de código abierto orientado a objetos. Una de las principales ventajas es la posibilidad de crear un código con gran legibilidad y que ahorra tiempo y recursos lo que facilita su comprensión e implementación. Tiene muchos usos entre ellos están para la inteligencia artificial, Big Data, Data Science, Frameworks de pruebas y desarrollo web .Es un lenguaje de alto nivel.</text:p>
      <text:p text:style-name="Text_20_body">C: Es un lenguaje orientado a la implementación de sistemas operativos, este lenguaje es apreciado por la eficiencia del código que produce y sus usos mas populares son para crear software de sistema y para crear aplicaciones .Está incluido en el lenguaje de medio nivel</text:p>
      <text:p text:style-name="Text_20_body">C++: Las dos principales diferencias entre C y C++ son que C++ es un lenguaje orientado a objetos y C no, y la otra principal diferencia es que en C necesitas declarar las variables antes de usarlas y en C++ las puedes definir en cualquier punto . Se utiliza para prácticamente crear cualquier cosa desde juegos hasta programas de cálculo, etc. Pertenece al lenguaje de alto nivel. Permite la gestión de memoria, permite la herencia múltiple</text:p>
      <text:p text:style-name="Text_20_body">JAVASCRIPT: Es un lenguaje de programación estándar enfocado a objetos y empleado para la ejecución de todo de tipo de elementos en las páginas web y las plataformas. Sus principales características son: es imperativo y estructurado, dinámico, funcional, ... Se usa mayormente para escribir funciones incluidas en páginas HTML, textos, imágenes, animaciones. Está incluido en el lenguaje de alto nivel.</text:p>
      <text:p text:style-name="Text_20_body">PHP: es un lenguaje de programación e interpretado que se utiliza para la creación de páginas web de forma dinámica. Se usa en el comercio online, gestores de contenido, archivos pdf y plantillas dinámicas. Se caracteriza por permitir la programación orientada a objetos , muchas variedad de herramientas para aprend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9:48:58.198344240</meta:creation-date>
    <dc:date>2019-09-16T20:53:29.548786560</dc:date>
    <meta:editing-duration>PT2M10S</meta:editing-duration>
    <meta:editing-cycles>1</meta:editing-cycles>
    <meta:document-statistic meta:table-count="0" meta:image-count="0" meta:object-count="0" meta:page-count="1" meta:paragraph-count="7" meta:word-count="398" meta:character-count="2519" meta:non-whitespace-character-count="2128"/>
    <meta:generator>LibreOffice/6.0.7.3$Linux_X86_64 LibreOffice_project/00m0$Build-3</meta:generator>
  </office:meta>
</office:document-meta>
</file>